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D000001A8380BDCF24CDB68CA.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201000001350000011DD4ABB8BC8B747E9D.png" manifest:media-type="image/png"/>
  <manifest:file-entry manifest:full-path="Pictures/10000000000000BC0000014026CD185E32789104.jpg" manifest:media-type="image/jpeg"/>
  <manifest:file-entry manifest:full-path="Pictures/100002010000032A000000FBB0E7EA45F373EF0F.png" manifest:media-type="image/png"/>
  <manifest:file-entry manifest:full-path="Pictures/100002010000016E00000071339FCF1D00D232B9.png" manifest:media-type="image/png"/>
  <manifest:file-entry manifest:full-path="Pictures/1000020100000168000000758C92AAF5F2CE28F4.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6B0000005D68BB781813DBA403.png" manifest:media-type="image/png"/>
  <manifest:file-entry manifest:full-path="Pictures/10000201000001A300000046875D02EBAF4AD602.png" manifest:media-type="image/png"/>
  <manifest:file-entry manifest:full-path="Pictures/100002010000016C0000005C9F8E7E95670324E8.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paragraph-rsid="003989db"/>
    </style:style>
    <style:style style:name="P5" style:family="paragraph" style:parent-style-name="Standard">
      <style:text-properties officeooo:rsid="003af54b" officeooo:paragraph-rsid="003af54b"/>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0c37"/>
    </style:style>
    <style:style style:name="P8" style:family="paragraph" style:parent-style-name="Text_20_body">
      <style:paragraph-properties fo:margin-top="0cm" fo:margin-bottom="0cm" style:contextual-spacing="false"/>
      <style:text-properties officeooo:rsid="0025383a" officeooo:paragraph-rsid="0025a446"/>
    </style:style>
    <style:style style:name="P9" style:family="paragraph" style:parent-style-name="Text_20_body">
      <style:text-properties fo:color="#808080" loext:opacity="100%" style:font-name="Lato" fo:font-size="9.75pt" fo:font-weight="normal" officeooo:paragraph-rsid="00180c37"/>
    </style:style>
    <style:style style:name="P10" style:family="paragraph" style:parent-style-name="Text_20_body">
      <style:text-properties officeooo:rsid="0025a446" officeooo:paragraph-rsid="0025a446"/>
    </style:style>
    <style:style style:name="P11" style:family="paragraph" style:parent-style-name="Text_20_body">
      <style:text-properties officeooo:rsid="003f9a26" officeooo:paragraph-rsid="0025a446"/>
    </style:style>
    <style:style style:name="P12" style:family="paragraph" style:parent-style-name="Text_20_body">
      <style:text-properties officeooo:rsid="002b9d99" officeooo:paragraph-rsid="002b9d99"/>
    </style:style>
    <style:style style:name="P13" style:family="paragraph" style:parent-style-name="Text_20_body">
      <style:text-properties officeooo:rsid="002e7193" officeooo:paragraph-rsid="002e7193"/>
    </style:style>
    <style:style style:name="P14" style:family="paragraph" style:parent-style-name="Text_20_body">
      <style:text-properties officeooo:rsid="00306f1d" officeooo:paragraph-rsid="00306f1d"/>
    </style:style>
    <style:style style:name="P15" style:family="paragraph" style:parent-style-name="Text_20_body">
      <style:text-properties officeooo:paragraph-rsid="00306f1d"/>
    </style:style>
    <style:style style:name="P16" style:family="paragraph" style:parent-style-name="Text_20_body">
      <style:text-properties officeooo:rsid="0052a897" officeooo:paragraph-rsid="00325347"/>
    </style:style>
    <style:style style:name="P17" style:family="paragraph" style:parent-style-name="Text_20_body">
      <style:text-properties officeooo:rsid="00325347" officeooo:paragraph-rsid="00325347"/>
    </style:style>
    <style:style style:name="P18" style:family="paragraph" style:parent-style-name="Text_20_body">
      <style:text-properties officeooo:rsid="0032d27d" officeooo:paragraph-rsid="0032d27d"/>
    </style:style>
    <style:style style:name="P19" style:family="paragraph" style:parent-style-name="Text_20_body">
      <style:text-properties officeooo:rsid="0032d27d" officeooo:paragraph-rsid="00349a00"/>
    </style:style>
    <style:style style:name="P20" style:family="paragraph" style:parent-style-name="Text_20_body">
      <style:text-properties officeooo:paragraph-rsid="0032d27d"/>
    </style:style>
    <style:style style:name="P21" style:family="paragraph" style:parent-style-name="Text_20_body">
      <style:text-properties officeooo:rsid="00349a00" officeooo:paragraph-rsid="00349a00"/>
    </style:style>
    <style:style style:name="P22" style:family="paragraph" style:parent-style-name="Text_20_body">
      <style:text-properties officeooo:rsid="00349a00" officeooo:paragraph-rsid="00400b41"/>
    </style:style>
    <style:style style:name="P23" style:family="paragraph" style:parent-style-name="Text_20_body">
      <style:text-properties officeooo:rsid="003a8df7" officeooo:paragraph-rsid="003a8df7"/>
    </style:style>
    <style:style style:name="P24" style:family="paragraph" style:parent-style-name="Text_20_body">
      <style:text-properties officeooo:rsid="003e09c5" officeooo:paragraph-rsid="003e09c5"/>
    </style:style>
    <style:style style:name="P25" style:family="paragraph" style:parent-style-name="Text_20_body">
      <style:text-properties officeooo:rsid="00370110" officeooo:paragraph-rsid="00370110"/>
    </style:style>
    <style:style style:name="P26"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325347"/>
    </style:style>
    <style:style style:name="P27"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325347"/>
    </style:style>
    <style:style style:name="P28" style:family="paragraph" style:parent-style-name="Standard">
      <style:paragraph-properties fo:break-before="auto" fo:break-after="auto"/>
      <style:text-properties officeooo:rsid="027a90ca" officeooo:paragraph-rsid="003989db"/>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paragraph-rsid="00180c37"/>
    </style:style>
    <style:style style:name="P34" style:family="paragraph" style:parent-style-name="Heading_20_1">
      <style:paragraph-properties fo:margin-top="0cm" fo:margin-bottom="0cm" style:contextual-spacing="false"/>
      <style:text-properties officeooo:rsid="0052a897" officeooo:paragraph-rsid="00325347"/>
    </style:style>
    <style:style style:name="P35" style:family="paragraph" style:parent-style-name="Heading_20_1">
      <style:paragraph-properties fo:margin-top="0cm" fo:margin-bottom="0cm" style: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rsid="0045844e" officeooo:paragraph-rsid="0041c07f"/>
    </style:style>
    <style:style style:name="P38" style:family="paragraph" style:parent-style-name="Heading_20_2">
      <style:text-properties officeooo:paragraph-rsid="00325347"/>
    </style:style>
    <style:style style:name="P39" style:family="paragraph" style:parent-style-name="Heading_20_4">
      <style:text-properties officeooo:paragraph-rsid="00325347"/>
    </style:style>
    <style:style style:name="P40" style:family="paragraph" style:parent-style-name="Text_20_body">
      <style:text-properties officeooo:rsid="00349a00" officeooo:paragraph-rsid="00349a00"/>
    </style:style>
    <style:style style:name="P41" style:family="paragraph" style:parent-style-name="Text_20_body">
      <style:text-properties officeooo:rsid="00349a00" officeooo:paragraph-rsid="0041c07f"/>
    </style:style>
    <style:style style:name="P42" style:family="paragraph" style:parent-style-name="Text_20_body">
      <style:text-properties officeooo:paragraph-rsid="0041c07f"/>
    </style:style>
    <style:style style:name="P43" style:family="paragraph" style:parent-style-name="Text_20_body">
      <style:text-properties officeooo:rsid="0041c07f" officeooo:paragraph-rsid="0041c07f"/>
    </style:style>
    <style:style style:name="T1" style:family="text">
      <style:text-properties officeooo:rsid="0040d4ff"/>
    </style:style>
    <style:style style:name="T2" style:family="text">
      <style:text-properties officeooo:rsid="00243ea4"/>
    </style:style>
    <style:style style:name="T3" style:family="text">
      <style:text-properties officeooo:rsid="0025a446"/>
    </style:style>
    <style:style style:name="T4" style:family="text">
      <style:text-properties officeooo:rsid="00306f1d"/>
    </style:style>
    <style:style style:name="T5" style:family="text">
      <style:text-properties fo:font-style="italic" style:font-style-asian="italic" style:font-style-complex="italic"/>
    </style:style>
    <style:style style:name="T6" style:family="text">
      <style:text-properties fo:font-style="italic" officeooo:rsid="00306f1d" style:font-style-asian="italic" style:font-style-complex="italic"/>
    </style:style>
    <style:style style:name="T7" style:family="text">
      <style:text-properties officeooo:rsid="0052a897"/>
    </style:style>
    <style:style style:name="T8" style:family="text">
      <style:text-properties officeooo:rsid="00325347"/>
    </style:style>
    <style:style style:name="T9" style:family="text">
      <style:text-properties officeooo:rsid="003642e9"/>
    </style:style>
    <style:style style:name="T10" style:family="text">
      <style:text-properties officeooo:rsid="0075ce99"/>
    </style:style>
    <style:style style:name="T11" style:family="text">
      <style:text-properties officeooo:rsid="003a8df7"/>
    </style:style>
    <style:style style:name="T12" style:family="text">
      <style:text-properties officeooo:rsid="003af54b"/>
    </style:style>
    <style:style style:name="T13" style:family="text">
      <style:text-properties officeooo:rsid="003e42a9"/>
    </style:style>
    <style:style style:name="T14" style:family="text">
      <style:text-properties officeooo:rsid="00400b41"/>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42c4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Dope Sheet</text:p>
          </text:index-title>
          <text:p text:style-name="P29"><text:a xlink:type="simple" xlink:href="#__RefHeading___Toc522_686581282" text:style-name="Index_20_Link" text:visited-style-name="Index_20_Link">The Dopesheet Editor<text:tab/>1</text:a></text:p>
          <text:p text:style-name="P30"><text:a xlink:type="simple" xlink:href="#__RefHeading___Toc4333_3287581986" text:style-name="Index_20_Link" text:visited-style-name="Index_20_Link">Time cursor<text:tab/>2</text:a></text:p>
          <text:p text:style-name="P30"><text:a xlink:type="simple" xlink:href="#__RefHeading___Toc179_2500931954" text:style-name="Index_20_Link" text:visited-style-name="Index_20_Link">Keyframe types<text:tab/>2</text:a></text:p>
          <text:p text:style-name="P30"><text:a xlink:type="simple" xlink:href="#__RefHeading___Toc1221_887973992" text:style-name="Index_20_Link" text:visited-style-name="Index_20_Link">Markers<text:tab/>2</text:a></text:p>
          <text:p text:style-name="P30"><text:a xlink:type="simple" xlink:href="#__RefHeading___Toc665_3581524528" text:style-name="Index_20_Link" text:visited-style-name="Index_20_Link">Recording<text:tab/>3</text:a></text:p>
          <text:p text:style-name="P29"><text:a xlink:type="simple" xlink:href="#__RefHeading___Toc86239_1085058819" text:style-name="Index_20_Link" text:visited-style-name="Index_20_Link">Viewport Navigation<text:tab/>3</text:a></text:p>
          <text:p text:style-name="P30"><text:a xlink:type="simple" xlink:href="#__RefHeading___Toc5745_1085058819" text:style-name="Index_20_Link" text:visited-style-name="Index_20_Link">Viewport navigation<text:tab/>3</text:a></text:p>
          <text:p text:style-name="P29"><text:a xlink:type="simple" xlink:href="#__RefHeading___Toc318_1988695937" text:style-name="Index_20_Link" text:visited-style-name="Index_20_Link">Dope Sheet Context Menu<text:tab/>4</text:a></text:p>
          <text:p text:style-name="P30"><text:a xlink:type="simple" xlink:href="#__RefHeading___Toc320_1988695937" text:style-name="Index_20_Link" text:visited-style-name="Index_20_Link">Copy<text:tab/>4</text:a></text:p>
          <text:p text:style-name="P30"><text:a xlink:type="simple" xlink:href="#__RefHeading___Toc322_1988695937" text:style-name="Index_20_Link" text:visited-style-name="Index_20_Link">Paste<text:tab/>4</text:a></text:p>
          <text:p text:style-name="P30"><text:a xlink:type="simple" xlink:href="#__RefHeading___Toc324_1988695937" text:style-name="Index_20_Link" text:visited-style-name="Index_20_Link">Paste Flipped<text:tab/>4</text:a></text:p>
          <text:p text:style-name="P30"><text:a xlink:type="simple" xlink:href="#__RefHeading___Toc326_1988695937" text:style-name="Index_20_Link" text:visited-style-name="Index_20_Link">Keyframe Type<text:tab/>4</text:a></text:p>
          <text:p text:style-name="P30"><text:a xlink:type="simple" xlink:href="#__RefHeading___Toc328_1988695937" text:style-name="Index_20_Link" text:visited-style-name="Index_20_Link">Handle Type<text:tab/>4</text:a></text:p>
          <text:p text:style-name="P30"><text:a xlink:type="simple" xlink:href="#__RefHeading___Toc330_1988695937" text:style-name="Index_20_Link" text:visited-style-name="Index_20_Link">Interpolation Mode<text:tab/>4</text:a></text:p>
          <text:p text:style-name="P30"><text:a xlink:type="simple" xlink:href="#__RefHeading___Toc332_1988695937" text:style-name="Index_20_Link" text:visited-style-name="Index_20_Link">Easing Mode<text:tab/>5</text:a></text:p>
          <text:p text:style-name="P30"><text:a xlink:type="simple" xlink:href="#__RefHeading___Toc334_1988695937" text:style-name="Index_20_Link" text:visited-style-name="Index_20_Link">Insert Keyframes<text:tab/>5</text:a></text:p>
          <text:p text:style-name="P30"><text:a xlink:type="simple" xlink:href="#__RefHeading___Toc336_1988695937" text:style-name="Index_20_Link" text:visited-style-name="Index_20_Link">Duplicate<text:tab/>5</text:a></text:p>
          <text:p text:style-name="P30"><text:a xlink:type="simple" xlink:href="#__RefHeading___Toc338_1988695937" text:style-name="Index_20_Link" text:visited-style-name="Index_20_Link">Delete Keyframes<text:tab/>5</text:a></text:p>
          <text:p text:style-name="P30"><text:a xlink:type="simple" xlink:href="#__RefHeading___Toc340_1988695937" text:style-name="Index_20_Link" text:visited-style-name="Index_20_Link">Mirror<text:tab/>5</text:a></text:p>
          <text:p text:style-name="P30"><text:a xlink:type="simple" xlink:href="#__RefHeading___Toc342_1988695937" text:style-name="Index_20_Link" text:visited-style-name="Index_20_Link">Snap<text:tab/>5</text:a></text:p>
          <text:p text:style-name="P29"><text:a xlink:type="simple" xlink:href="#__RefHeading___Toc1108_2621817499" text:style-name="Index_20_Link" text:visited-style-name="Index_20_Link">Slider snapping<text:tab/>5</text:a></text:p>
          <text:p text:style-name="P29"><text:a xlink:type="simple" xlink:href="#__RefHeading___Toc12035_1002136789" text:style-name="Index_20_Link" text:visited-style-name="Index_20_Link">Quick Favorites menu<text:tab/>5</text:a></text:p>
        </text:index-body>
      </text:table-of-content>
      <text:p text:style-name="Standard"/>
      <text:p text:style-name="Standard"/>
      <table:table table:name="Tabelle17" table:style-name="Tabelle17">
        <table:table-column table:style-name="Tabelle17.A"/>
        <table:table-row table:style-name="TableLine1430198159040">
          <table:table-cell table:style-name="Tabelle17.A1" office:value-type="string">
            <text:h text:style-name="P33" text:outline-level="1"><text:bookmark-start text:name="__RefHeading___Toc522_686581282"/>The Dopesheet<text:span text:style-name="T2"> Editor</text:span><text:bookmark-end text:name="__RefHeading___Toc522_686581282"/></text:h>
          </table:table-cell>
        </table:table-row>
      </table:table>
      <text:p text:style-name="P7"/>
      <text:p text:style-name="P8">The Dopesheet Editor is the editor type to edit the keyframe data of your animation data. <text:span text:style-name="T3">The Dopesheet editor is part of five editor types that deals with your animation data. </text:span>It is some kind of a chart, and gives you an overview over all of your animation data.</text:p>
      <text:p text:style-name="P9"/>
      <text:p text:style-name="P11">The Dope sheet editor has several areas.</text:p>
      <text:p text:style-name="P10"><draw:frame draw:style-name="fr5" draw:name="Bild1" text:anchor-type="paragraph" svg:x="0.487cm" svg:y="0.194cm" svg:width="18.29cm" svg:height="7.481cm" draw:z-index="0"><draw:image xlink:href="Pictures/100002010000040D000001A8380BDCF24CDB68CA.png" xlink:type="simple" xlink:show="embed" xlink:actuate="onLoad" draw:mime-type="image/png"/></draw:frame><text:soft-page-break/>Header ( Yellow )</text:p>
      <text:p text:style-name="P10">Channel list ( Green )</text:p>
      <text:p text:style-name="P10">Sidebar ( Blue )</text:p>
      <text:p text:style-name="P18">Viewport ( no color )</text:p>
      <text:p text:style-name="P25">The header is divided into two parts too. Left tools and menus. Right Options.</text:p>
      <text:h text:style-name="Heading_20_2" text:outline-level="2"><draw:frame draw:style-name="fr1" draw:name="Bild6" text:anchor-type="paragraph" svg:y="0.385cm" svg:width="1.81cm" svg:height="1.57cm" draw:z-index="14"><draw:image xlink:href="Pictures/100002010000006B0000005DBEE2EF9AA7BBDEF8.png" xlink:type="simple" xlink:show="embed" xlink:actuate="onLoad" draw:mime-type="image/png"/></draw:frame><text:bookmark-start text:name="__RefHeading___Toc4333_3287581986"/>Time cursor<text:bookmark-end text:name="__RefHeading___Toc4333_3287581986"/></text:h>
      <text:p text:style-name="Text_20_body">The Time Cursor is the green line<text:span text:style-name="T13">. It is</text:span> used to set and display the current time frame.</text:p>
      <text:h text:style-name="Heading_20_2" text:outline-level="2"><text:bookmark-start text:name="__RefHeading___Toc179_2500931954"/>Keyframe types<text:bookmark-end text:name="__RefHeading___Toc179_2500931954"/></text:h>
      <text:p text:style-name="P12">The keyframes can have different color and shape.</text:p>
      <text:p text:style-name="P13">Gray - Unselected keyframe<text:span text:style-name="T9">.</text:span></text:p>
      <text:p text:style-name="P13">Yellow - Selected keyframe<text:span text:style-name="T9">.</text:span></text:p>
      <text:p text:style-name="P13">Diamond - Free keyframe handle.</text:p>
      <text:p text:style-name="P13">Round - Auto Clamped keyframe handle<text:span text:style-name="T9">.</text:span></text:p>
      <text:p text:style-name="P13">Circle - Automatic Keyframe handle.</text:p>
      <text:p text:style-name="P13">Square - Vector Keyframe handle<text:span text:style-name="T9">.</text:span></text:p>
      <text:p text:style-name="P13">Rhombus - Aligned Keyframe handle.</text:p>
      <text:p text:style-name="P13">Various colors - You can give keyframes an own color with the keyframe type drop down menu at the right.</text:p>
      <text:p text:style-name="P14">Gray bar between keys - The two keyframes are identical.</text:p>
      <text:p text:style-name="P14">Green line between keys - Fixed keyframe interpolation.</text:p>
      <text:p text:style-name="P14"><draw:frame draw:style-name="fr1" draw:name="Bild10" text:anchor-type="paragraph" svg:y="0.286cm" svg:width="5.23cm" svg:height="4.83cm" draw:z-index="2"><draw:image xlink:href="Pictures/10000201000001350000011DD4ABB8BC8B747E9D.png" xlink:type="simple" xlink:show="embed" xlink:actuate="onLoad" draw:mime-type="image/png"/></draw:frame>Upwards arrow - Maximum Extreme keyframe. You need to enable <text:span text:style-name="T5">Show Curve extremes</text:span> in the Marker options in the sidebar.</text:p>
      <text:p text:style-name="P15"><text:span text:style-name="T4">Downwards arrow - Minimum Extreme keyframe. You need to enable </text:span><text:span text:style-name="T6">Show Curve extremes</text:span><text:span text:style-name="T4"> in the Marker options in the sidebar.</text:span></text:p>
      <text:p text:style-name="P15"/>
      <text:p text:style-name="P15"/>
      <text:p text:style-name="P15"/>
      <text:h text:style-name="Heading_20_2" text:outline-level="2"><text:bookmark-start text:name="__RefHeading___Toc1221_887973992"/>Marker<text:span text:style-name="T11">s</text:span><text:bookmark-end text:name="__RefHeading___Toc1221_887973992"/></text:h>
      <text:p text:style-name="Text_20_body">Markers are <text:span text:style-name="T12">visible hints</text:span> to denote frames with key points or significant events within an animation. <text:span text:style-name="T11">A marker</text:span> could <text:span text:style-name="T11">mark</text:span> a character’s animation starts, <text:span text:style-name="T11">the</text:span> position<text:span text:style-name="T11"> change of a camera</text:span>, or a door<text:span text:style-name="T11"> that</text:span> opens.</text:p>
      <text:p text:style-name="P23">Markers can be added, deleted and renamed from the Marker menu. Once created they reside at the bottom of the viewport.</text:p>
      <text:p text:style-name="P23"><text:soft-page-break/>To select a marker click at it.</text:p>
      <text:p text:style-name="P23">To move a marker click and drag.</text:p>
      <text:p text:style-name="P23">The active marker is highlighted<text:span text:style-name="T12">, and shows a dotted line upwards</text:span>.</text:p>
      <text:p text:style-name="P2"><draw:frame draw:style-name="fr1" draw:name="Bild2" text:anchor-type="paragraph" svg:y="0.286cm" svg:width="13.72cm" svg:height="4.249cm" draw:z-index="12"><draw:image xlink:href="Pictures/100002010000032A000000FBB0E7EA45F373EF0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5"><draw:frame draw:style-name="fr1" draw:name="Bild5" text:anchor-type="paragraph" svg:y="0.071cm" svg:width="6.189cm" svg:height="1.91cm" draw:z-index="1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24">You usually set and record the keyframes in the 3D view. Or by activating the decorators besides a menu item in a panel.</text:p>
      <text:p text:style-name="P24">The Dope Sheet Editor also allows you to record keyframes. Have a look in the Key menu for Insert Keyframes.</text:p>
      <text:p text:style-name="P24">There is an exception. The grease pencil object. This is because it can have two types of keyframes. One in object mode. For the whole object. And one in edit mode. For animating points of the curve geometry. This is what the Grease Pencil mode belongs to.</text:p>
      <text:p text:style-name="P24">In Grease Pencil mode the changes at the geometry are recorded automatically by modifying the current geometry at the current frame. There is no extra Insert Keyframes menu item. The keyframes gets generated when you modify the geometry.</text:p>
      <text:p text:style-name="P2"/>
      <table:table table:name="Tabelle2" table:style-name="Tabelle2">
        <table:table-column table:style-name="Tabelle2.A"/>
        <table:table-row table:style-name="Tabelle2.1">
          <table:table-cell table:style-name="Tabelle2.A1" office:value-type="string">
            <text:h text:style-name="P34" text:outline-level="1"><text:bookmark-start text:name="__RefHeading___Toc86239_1085058819"/>Viewport Navigation<text:bookmark-end text:name="__RefHeading___Toc86239_1085058819"/></text:h>
          </table:table-cell>
        </table:table-row>
      </table:table>
      <text:h text:style-name="P39" text:outline-level="4"/>
      <text:p text:style-name="P16">Navigation in the viewport happens by mouse or hotkeys. Some of them does not have a menu entry. And needs to be explained here.</text:p>
      <text:h text:style-name="P38" text:outline-level="2"><text:bookmark-start text:name="__RefHeading___Toc5745_1085058819"/><text:span text:style-name="T7">Viewport </text:span>navigation<text:bookmark-end text:name="__RefHeading___Toc5745_1085058819"/></text:h>
      <text:p text:style-name="P16">Right mouse button moves the frame marker.</text:p>
      <text:p text:style-name="P23">Clicking left at the number bar moves the frame marker.</text:p>
      <text:p text:style-name="P16">Middle mouse button pans the view.</text:p>
      <text:p text:style-name="P16"><text:soft-page-break/>Holding ctrl + middle mouse button zooms the view.</text:p>
      <text:p text:style-name="P16">Scroll Wheel zooms the view.</text:p>
      <text:p text:style-name="P17">To drag a keyframe click at it and drag the mouse.</text:p>
      <text:p text:style-name="P17"/>
      <table:table table:name="Tabelle1" table:style-name="Tabelle1">
        <table:table-column table:style-name="Tabelle1.A"/>
        <table:table-row table:style-name="Tabelle1.1">
          <table:table-cell table:style-name="Tabelle1.A1" office:value-type="string">
            <text:h text:style-name="P35" text:outline-level="1"><text:bookmark-start text:name="__RefHeading___Toc318_1988695937"/>D<text:span text:style-name="T8">ope Sheet Context Menu</text:span><text:bookmark-end text:name="__RefHeading___Toc318_1988695937"/></text:h>
          </table:table-cell>
        </table:table-row>
      </table:table>
      <text:p text:style-name="P26"><draw:frame draw:style-name="fr4" draw:name="Bild9" text:anchor-type="paragraph" svg:x="15.115cm" svg:y="0.508cm" svg:width="3.191cm" svg:height="5.42cm" draw:z-index="1"><draw:image xlink:href="Pictures/10000000000000BC0000014026CD185E32789104.jpg" xlink:type="simple" xlink:show="embed" xlink:actuate="onLoad" draw:mime-type="image/jpeg"/></draw:frame></text:p>
      <text:p text:style-name="P27">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7">Copies the currently selected keyframe(s)</text:p>
      <text:h text:style-name="Heading_20_2" text:outline-level="2"><text:bookmark-start text:name="__RefHeading___Toc322_1988695937"/>Paste<text:bookmark-end text:name="__RefHeading___Toc322_1988695937"/></text:h>
      <text:p text:style-name="P17">Pastes copied keyframe(s)</text:p>
      <text:h text:style-name="Heading_20_2" text:outline-level="2"><text:bookmark-start text:name="__RefHeading___Toc324_1988695937"/>Paste Flipped<text:bookmark-end text:name="__RefHeading___Toc324_1988695937"/></text:h>
      <text:p text:style-name="P17">Pastes copied keyframe(s), but flipped.</text:p>
      <text:h text:style-name="Heading_20_2" text:outline-level="2"><draw:frame draw:style-name="fr3" draw:name="Bild11" text:anchor-type="paragraph" svg:y="0.182cm" svg:width="6.1cm" svg:height="1.981cm" draw:z-index="3"><draw:image xlink:href="Pictures/1000020100000168000000758C92AAF5F2CE28F4.png" xlink:type="simple" xlink:show="embed" xlink:actuate="onLoad" draw:mime-type="image/png"/></draw:frame><text:bookmark-start text:name="__RefHeading___Toc326_1988695937"/>Keyframe Type<text:bookmark-end text:name="__RefHeading___Toc326_1988695937"/></text:h>
      <text:p text:style-name="P18">Recolor the currently selected keyframes.</text:p>
      <text:h text:style-name="Heading_20_2" text:outline-level="2"><text:bookmark-start text:name="__RefHeading___Toc328_1988695937"/>Handle Type<text:bookmark-end text:name="__RefHeading___Toc328_1988695937"/></text:h>
      <text:p text:style-name="P18"><draw:frame draw:style-name="fr1" draw:name="Bild12" text:anchor-type="paragraph" svg:y="0.182cm" svg:width="6.13cm" svg:height="1.981cm" draw:z-index="4"><draw:image xlink:href="Pictures/100002010000016A0000007563F7F3FDA7F4DB69.png" xlink:type="simple" xlink:show="embed" xlink:actuate="onLoad" draw:mime-type="image/png"/></draw:frame>Set the handle type for the currently selected keyframes.</text:p>
      <text:p text:style-name="P18"><draw:frame draw:style-name="fr1" draw:name="Bild13" text:anchor-type="paragraph" svg:y="1.935cm" svg:width="8.361cm" svg:height="2.69cm" draw:z-index="5"><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18"/>
      <text:p text:style-name="P20"/>
      <text:h text:style-name="Heading_20_2" text:outline-level="2"><draw:frame draw:style-name="fr1" draw:name="Bild15" text:anchor-type="paragraph" svg:y="0.247cm" svg:width="10.209cm" svg:height="3.129cm" draw:z-index="7"><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19">The Interpolation mode defines how the curve acts from keyframe to keyframe. You can have a linear curve between two keyframes instead of a bent one for example.</text:p>
      <text:p text:style-name="P21"><text:soft-page-break/>The easing methods here in the interpolation mode menu are for the easing shape. There is also an easing menu where you can choose a easing method.</text:p>
      <text:h text:style-name="Heading_20_2" text:outline-level="2"><draw:frame draw:style-name="fr1" draw:name="Bild14" text:anchor-type="paragraph" svg:y="0.247cm" svg:width="6.151cm" svg:height="1.57cm" draw:z-index="6"><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2"><text:span text:style-name="T14">C</text:span>hoose a easing method.<text:span text:style-name="T14"> </text:span>The easing methods in the interpolation mode menu are for the easing shape.</text:p>
      <text:h text:style-name="Heading_20_2" text:outline-level="2"><text:bookmark-start text:name="__RefHeading___Toc334_1988695937"/>Insert Keyframes<text:bookmark-end text:name="__RefHeading___Toc334_1988695937"/></text:h>
      <text:p text:style-name="P21">Insert a keyframe at the current position.</text:p>
      <text:h text:style-name="Heading_20_2" text:outline-level="2"><text:bookmark-start text:name="__RefHeading___Toc336_1988695937"/>Duplicate<text:bookmark-end text:name="__RefHeading___Toc336_1988695937"/></text:h>
      <text:p text:style-name="P21">Duplicate the selected keyframe(s).</text:p>
      <text:h text:style-name="Heading_20_2" text:outline-level="2"><text:bookmark-start text:name="__RefHeading___Toc338_1988695937"/>Delete Keyframes<text:bookmark-end text:name="__RefHeading___Toc338_1988695937"/></text:h>
      <text:p text:style-name="P21">Delete the selected keyframe(s).</text:p>
      <text:h text:style-name="Heading_20_2" text:outline-level="2"><draw:frame draw:style-name="fr1" draw:name="Bild16" text:anchor-type="paragraph" svg:y="0.247cm" svg:width="7.091cm" svg:height="1.191cm" draw:z-index="8"><draw:image xlink:href="Pictures/10000201000001A300000046875D02EBAF4AD602.png" xlink:type="simple" xlink:show="embed" xlink:actuate="onLoad" draw:mime-type="image/png"/></draw:frame><text:bookmark-start text:name="__RefHeading___Toc340_1988695937"/>Mirror<text:bookmark-end text:name="__RefHeading___Toc340_1988695937"/></text:h>
      <text:p text:style-name="P21">Mirrors the animation by the given method.</text:p>
      <text:h text:style-name="Heading_20_2" text:outline-level="2"><draw:frame draw:style-name="fr1" draw:name="Bild17" text:anchor-type="paragraph" svg:y="0.247cm" svg:width="6.16cm" svg:height="1.559cm" draw:z-index="9"><draw:image xlink:href="Pictures/100002010000016C0000005C9F8E7E95670324E8.png" xlink:type="simple" xlink:show="embed" xlink:actuate="onLoad" draw:mime-type="image/png"/></draw:frame><text:bookmark-start text:name="__RefHeading___Toc342_1988695937"/>Snap<text:bookmark-end text:name="__RefHeading___Toc342_1988695937"/></text:h>
      <text:p text:style-name="P21">Snaps the selected keyframes by the given method.</text:p>
      <text:p text:style-name="P21"/>
      <text:p text:style-name="P42"/>
      <table:table table:name="Tabelle7" table:style-name="Tabelle7">
        <table:table-column table:style-name="Tabelle7.A"/>
        <table:table-row table:style-name="TableLine1428372782336">
          <table:table-cell table:style-name="Tabelle7.A1" office:value-type="string">
            <text:h text:style-name="P37" text:outline-level="1"><text:bookmark-start text:name="__RefHeading___Toc1108_2621817499"/>Slider snapping<text:bookmark-end text:name="__RefHeading___Toc1108_2621817499"/></text:h>
          </table:table-cell>
        </table:table-row>
      </table:table>
      <text:p text:style-name="P42"><draw:frame draw:style-name="fr2" draw:name="Bild26" text:anchor-type="paragraph" svg:x="13.922cm" svg:y="0.803cm" svg:width="5.11cm" svg:height="0.91cm" draw:z-index="15"><draw:image xlink:href="Pictures/100002010000012E00000036C2C375BA63414CE4.png" xlink:type="simple" xlink:show="embed" xlink:actuate="onLoad" draw:mime-type="image/png"/></draw:frame></text:p>
      <text:p text:style-name="P42"><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41"><text:span text:style-name="T15">When it's a default value between 0 and 1 then it usually snaps in 0.1 steps. When it's a default value over 1 then it usually snaps in steps of 10. </text:span></text:p>
      <text:p text:style-name="P43"><draw:frame draw:style-name="fr1" draw:name="Bild7" text:anchor-type="paragraph" svg:y="-0.28cm" svg:width="3.009cm" svg:height="1.951cm" draw:z-index="16"><draw:image xlink:href="Pictures/10000201000000B2000000738CC73639F6F1802B.png" xlink:type="simple" xlink:show="embed" xlink:actuate="onLoad" draw:mime-type="image/png"/></draw:frame>The increment snapping also works at the frame slider. <text:span text:style-name="T17">H</text:span>ere the incremental snapping happens by the frame rate that you have defined. With a frame rate of 24 it will snap in steps of 24 frames when holding down ctrl.</text:p>
      <text:p text:style-name="P4"/>
      <text:p text:style-name="P28"/>
      <table:table table:name="Tabelle31" table:style-name="Tabelle31">
        <table:table-column table:style-name="Tabelle31.A"/>
        <table:table-row table:style-name="TableLine1430198163392">
          <table:table-cell table:style-name="Tabelle31.A1" office:value-type="string">
            <text:h text:style-name="P36" text:outline-level="1"><text:bookmark-start text:name="__RefHeading___Toc12035_1002136789"/>Q<text:span text:style-name="T10">uick Favorites menu</text:span><text:bookmark-end text:name="__RefHeading___Toc12035_1002136789"/></text:h>
          </table:table-cell>
        </table:table-row>
      </table:table>
      <text:p text:style-name="P3"/>
      <text:p text:style-name="Text_20_body"><draw:frame draw:style-name="fr1" draw:name="Bild3" text:anchor-type="paragraph" svg:y="0.104cm" svg:width="3.099cm" svg:height="1.859cm" draw:z-index="10"><draw:image xlink:href="Pictures/10000201000000B70000006EB31843728B7643C1.png" xlink:type="simple" xlink:show="embed" xlink:actuate="onLoad" draw:mime-type="image/png"/></draw:frame>When you right click at a menu or a button, then a right click menu will open. Tools have <text:soft-page-break/>usually a Add to Quick Favorites menu entry.</text:p>
      <text:p text:style-name="Text_20_body">The Quick Menu is empty by default. With Add to Quick favorites you can add this menu to the Quick menu.</text:p>
      <text:p text:style-name="Text_20_body"><draw:frame draw:style-name="fr1" draw:name="Bild4" text:anchor-type="paragraph" svg:y="0.393cm" svg:width="4.96cm" svg:height="1.401cm" draw:z-index="11"><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d4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 Editors - Dope Sheet</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23M26S</meta:editing-duration>
    <meta:editing-cycles>40</meta:editing-cycles>
    <meta:generator>LibreOffice/7.0.4.2$Windows_X86_64 LibreOffice_project/dcf040e67528d9187c66b2379df5ea4407429775</meta:generator>
    <dc:date>2021-02-11T10:23:20.859000000</dc:date>
    <meta:document-statistic meta:table-count="5" meta:image-count="17" meta:object-count="0" meta:page-count="6" meta:paragraph-count="106" meta:word-count="1031" meta:character-count="5764" meta:non-whitespace-character-count="4836"/>
    <meta:template xlink:type="simple" xlink:actuate="onRequest" xlink:title="standard1cm" xlink:href="../../../AppData/Roaming/LibreOffice/4/user/template/standard1cm.ott" meta:date="2016-03-29T10:37:00.996000000"/>
  </office:meta>
</office:document-meta>
</file>